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6" calcext:value-type="float">
            <text:p><text:s text:c="3"/>142,616</text:p>
          </table:table-cell>
          <table:table-cell table:style-name="ce37" office:value-type="float" office:value="9810510" calcext:value-type="float">
            <text:p><text:s text:c="3"/>9,810,510</text:p>
          </table:table-cell>
          <table:table-cell table:style-name="ce37" office:value-type="float" office:value="23346741" calcext:value-type="float">
            <text:p><text:s text:c="3"/>23,346,741</text:p>
          </table:table-cell>
          <table:table-cell table:style-name="ce37" office:value-type="float" office:value="11492835" calcext:value-type="float">
            <text:p><text:s text:c="3"/>11,492,835</text:p>
          </table:table-cell>
          <table:table-cell table:style-name="ce37" office:value-type="float" office:value="11853906" calcext:value-type="float">
            <text:p><text:s text:c="3"/>11,853,906</text:p>
          </table:table-cell>
          <table:table-cell table:style-name="ce54" office:value-type="float" office:value="96.95" calcext:value-type="float">
            <text:p>96.95</text:p>
          </table:table-cell>
          <table:table-cell table:style-name="ce54" office:value-type="float" office:value="644.99" calcext:value-type="float">
            <text:p>644.99</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8" calcext:value-type="float">
            <text:p><text:s text:c="3"/>142,638</text:p>
          </table:table-cell>
          <table:table-cell table:style-name="ce37" office:value-type="float" office:value="9815928" calcext:value-type="float">
            <text:p><text:s text:c="3"/>9,815,928</text:p>
          </table:table-cell>
          <table:table-cell table:style-name="ce37" office:value-type="float" office:value="23337936" calcext:value-type="float">
            <text:p><text:s text:c="3"/>23,337,936</text:p>
          </table:table-cell>
          <table:table-cell table:style-name="ce37" office:value-type="float" office:value="11487371" calcext:value-type="float">
            <text:p><text:s text:c="3"/>11,487,371</text:p>
          </table:table-cell>
          <table:table-cell table:style-name="ce37" office:value-type="float" office:value="11850565" calcext:value-type="float">
            <text:p><text:s text:c="3"/>11,850,565</text:p>
          </table:table-cell>
          <table:table-cell table:style-name="ce54" office:value-type="float" office:value="96.94" calcext:value-type="float">
            <text:p>96.94</text:p>
          </table:table-cell>
          <table:table-cell table:style-name="ce54" office:value-type="float" office:value="644.74" calcext:value-type="float">
            <text:p>644.74</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0" calcext:value-type="float">
            <text:p><text:s text:c="3"/>142,630</text:p>
          </table:table-cell>
          <table:table-cell table:style-name="ce37" office:value-type="float" office:value="9824963" calcext:value-type="float">
            <text:p><text:s text:c="3"/>9,824,963</text:p>
          </table:table-cell>
          <table:table-cell table:style-name="ce37" office:value-type="float" office:value="23328343" calcext:value-type="float">
            <text:p><text:s text:c="3"/>23,328,343</text:p>
          </table:table-cell>
          <table:table-cell table:style-name="ce37" office:value-type="float" office:value="11481623" calcext:value-type="float">
            <text:p><text:s text:c="3"/>11,481,623</text:p>
          </table:table-cell>
          <table:table-cell table:style-name="ce37" office:value-type="float" office:value="11846720" calcext:value-type="float">
            <text:p><text:s text:c="3"/>11,846,720</text:p>
          </table:table-cell>
          <table:table-cell table:style-name="ce54" office:value-type="float" office:value="96.92" calcext:value-type="float">
            <text:p>96.92</text:p>
          </table:table-cell>
          <table:table-cell table:style-name="ce54" office:value-type="float" office:value="644.48" calcext:value-type="float">
            <text:p>644.48</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44" calcext:value-type="float">
            <text:p><text:s text:c="3"/>142,644</text:p>
          </table:table-cell>
          <table:table-cell table:style-name="ce37" office:value-type="float" office:value="9837386" calcext:value-type="float">
            <text:p><text:s text:c="3"/>9,837,386</text:p>
          </table:table-cell>
          <table:table-cell table:style-name="ce37" office:value-type="float" office:value="23317031" calcext:value-type="float">
            <text:p><text:s text:c="3"/>23,317,031</text:p>
          </table:table-cell>
          <table:table-cell table:style-name="ce37" office:value-type="float" office:value="11475081" calcext:value-type="float">
            <text:p><text:s text:c="3"/>11,475,081</text:p>
          </table:table-cell>
          <table:table-cell table:style-name="ce37" office:value-type="float" office:value="11841950" calcext:value-type="float">
            <text:p><text:s text:c="3"/>11,841,950</text:p>
          </table:table-cell>
          <table:table-cell table:style-name="ce54" office:value-type="float" office:value="96.9" calcext:value-type="float">
            <text:p>96.90</text:p>
          </table:table-cell>
          <table:table-cell table:style-name="ce54" office:value-type="float" office:value="644.16" calcext:value-type="float">
            <text:p>644.16</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0" calcext:value-type="float">
            <text:p><text:s text:c="3"/>7,750</text:p>
          </table:table-cell>
          <table:table-cell table:style-name="ce37" office:value-type="float" office:value="142651" calcext:value-type="float">
            <text:p><text:s text:c="3"/>142,651</text:p>
          </table:table-cell>
          <table:table-cell table:style-name="ce37" office:value-type="float" office:value="9839725" calcext:value-type="float">
            <text:p><text:s text:c="3"/>9,839,725</text:p>
          </table:table-cell>
          <table:table-cell table:style-name="ce37" office:value-type="float" office:value="23310853" calcext:value-type="float">
            <text:p><text:s text:c="3"/>23,310,853</text:p>
          </table:table-cell>
          <table:table-cell table:style-name="ce37" office:value-type="float" office:value="11470704" calcext:value-type="float">
            <text:p><text:s text:c="3"/>11,470,704</text:p>
          </table:table-cell>
          <table:table-cell table:style-name="ce37" office:value-type="float" office:value="11840149" calcext:value-type="float">
            <text:p><text:s text:c="3"/>11,840,149</text:p>
          </table:table-cell>
          <table:table-cell table:style-name="ce54" office:value-type="float" office:value="96.88" calcext:value-type="float">
            <text:p>96.88</text:p>
          </table:table-cell>
          <table:table-cell table:style-name="ce54" office:value-type="float" office:value="643.99" calcext:value-type="float">
            <text:p>643.99</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0" calcext:value-type="float">
            <text:p><text:s text:c="3"/>7,750</text:p>
          </table:table-cell>
          <table:table-cell table:style-name="ce37" office:value-type="float" office:value="142654" calcext:value-type="float">
            <text:p><text:s text:c="3"/>142,654</text:p>
          </table:table-cell>
          <table:table-cell table:style-name="ce37" office:value-type="float" office:value="9844924" calcext:value-type="float">
            <text:p><text:s text:c="3"/>9,844,924</text:p>
          </table:table-cell>
          <table:table-cell table:style-name="ce37" office:value-type="float" office:value="23306085" calcext:value-type="float">
            <text:p><text:s text:c="3"/>23,306,085</text:p>
          </table:table-cell>
          <table:table-cell table:style-name="ce37" office:value-type="float" office:value="11467137" calcext:value-type="float">
            <text:p><text:s text:c="3"/>11,467,137</text:p>
          </table:table-cell>
          <table:table-cell table:style-name="ce37" office:value-type="float" office:value="11838948" calcext:value-type="float">
            <text:p><text:s text:c="3"/>11,838,948</text:p>
          </table:table-cell>
          <table:table-cell table:style-name="ce54" office:value-type="float" office:value="96.86" calcext:value-type="float">
            <text:p>96.86</text:p>
          </table:table-cell>
          <table:table-cell table:style-name="ce54" office:value-type="float" office:value="643.86" calcext:value-type="float">
            <text:p>643.86</text:p>
          </table:table-cell>
          <table:table-cell table:style-name="ce65" office:value-type="float" office:value="2.37" calcext:value-type="float">
            <text:p>2.37</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2" table:style-name="ce25" office:value-type="float" office:value="0" calcext:value-type="float">
            <text:p>—</text:p>
          </table:table-cell>
          <table:table-cell table:style-name="ce25" office:value-type="float" office:value="0.0258131130614352" calcext:value-type="float">
            <text:p>0.03</text:p>
          </table:table-cell>
          <table:table-cell table:style-name="ce25" office:value-type="float" office:value="0.0462872050943978" calcext:value-type="float">
            <text:p>0.05</text:p>
          </table:table-cell>
          <table:table-cell table:style-name="ce25" office:value-type="float" office:value="4.07601614443431" calcext:value-type="float">
            <text:p>4.08</text:p>
          </table:table-cell>
          <table:table-cell table:style-name="ce25" office:value-type="float" office:value="-0.413241238920394" calcext:value-type="float">
            <text:p>–0.41</text:p>
          </table:table-cell>
          <table:table-cell table:style-name="ce25" office:value-type="float" office:value="-0.532798499309671" calcext:value-type="float">
            <text:p>–0.53</text:p>
          </table:table-cell>
          <table:table-cell table:style-name="ce25" office:value-type="float" office:value="-0.297164431827771" calcext:value-type="float">
            <text:p>–0.30</text:p>
          </table:table-cell>
          <table:table-cell table:style-name="ce25" office:value-type="float" office:value="-0.2368936038727" calcext:value-type="float">
            <text:p>–0.24</text:p>
          </table:table-cell>
          <table:table-cell table:style-name="ce25" office:value-type="float" office:value="-0.412973875922225" calcext:value-type="float">
            <text:p>–0.41</text:p>
          </table:table-cell>
          <table:table-cell table:style-name="ce25" office:value-type="float" office:value="-4.04858299595142" calcext:value-type="float">
            <text:p>–4.05</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3" table:style-name="ce26" office:value-type="float" office:value="0" calcext:value-type="float">
            <text:p>—</text:p>
          </table:table-cell>
          <table:table-cell table:style-name="ce26" office:value-type="float" office:value="0.00210303467904186" calcext:value-type="float">
            <text:p>0.00</text:p>
          </table:table-cell>
          <table:table-cell table:style-name="ce26" office:value-type="float" office:value="0.0528368424930575" calcext:value-type="float">
            <text:p>0.05</text:p>
          </table:table-cell>
          <table:table-cell table:style-name="ce26" office:value-type="float" office:value="-0.0204539919667461" calcext:value-type="float">
            <text:p>–0.02</text:p>
          </table:table-cell>
          <table:table-cell table:style-name="ce26" office:value-type="float" office:value="-0.0310966092403744" calcext:value-type="float">
            <text:p>–0.03</text:p>
          </table:table-cell>
          <table:table-cell table:style-name="ce26" office:value-type="float" office:value="-0.0101434534312026" calcext:value-type="float">
            <text:p>–0.01</text:p>
          </table:table-cell>
          <table:table-cell table:style-name="ce26" office:value-type="float" office:value="-0.0206440957886004" calcext:value-type="float">
            <text:p>–0.02</text:p>
          </table:table-cell>
          <table:table-cell table:style-name="ce26" office:value-type="float" office:value="-0.0201866488610065" calcext:value-type="float">
            <text:p>–0.02</text:p>
          </table:table-cell>
          <table:table-cell table:style-name="ce26" office:value-type="float" office:value="0" calcext:value-type="float">
            <text:p>—</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11 月 底" calcext:value-type="string">
            <text:p><text:s/>中 華 民 國 <text:s/>114 年 11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50" calcext:value-type="float">
            <text:p><text:s text:c="3"/>7,750</text:p>
          </table:table-cell>
          <table:table-cell table:style-name="ce36" office:value-type="float" office:value="142654" calcext:value-type="float">
            <text:p><text:s text:c="3"/>142,654</text:p>
          </table:table-cell>
          <table:table-cell table:style-name="ce36" office:value-type="float" office:value="9844924" calcext:value-type="float">
            <text:p><text:s text:c="3"/>9,844,924</text:p>
          </table:table-cell>
          <table:table-cell table:style-name="ce36" office:value-type="float" office:value="23306085" calcext:value-type="float">
            <text:p><text:s text:c="3"/>23,306,085</text:p>
          </table:table-cell>
          <table:table-cell table:style-name="ce36" office:value-type="float" office:value="11467137" calcext:value-type="float">
            <text:p><text:s text:c="3"/>11,467,137</text:p>
          </table:table-cell>
          <table:table-cell table:style-name="ce36" office:value-type="float" office:value="11838948" calcext:value-type="float">
            <text:p><text:s text:c="3"/>11,838,948</text:p>
          </table:table-cell>
          <table:table-cell table:style-name="ce53" office:value-type="float" office:value="96.86" calcext:value-type="float">
            <text:p>96.86</text:p>
          </table:table-cell>
          <table:table-cell table:style-name="ce53" office:value-type="float" office:value="643.86" calcext:value-type="float">
            <text:p>643.86</text:p>
          </table:table-cell>
          <table:table-cell table:style-name="ce64" office:value-type="float" office:value="2.37" calcext:value-type="float">
            <text:p>2.37</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57" calcext:value-type="float">
            <text:p><text:s text:c="3"/>22,157</text:p>
          </table:table-cell>
          <table:table-cell table:style-name="ce36" office:value-type="float" office:value="1785288" calcext:value-type="float">
            <text:p><text:s text:c="3"/>1,785,288</text:p>
          </table:table-cell>
          <table:table-cell table:style-name="ce36" office:value-type="float" office:value="4045301" calcext:value-type="float">
            <text:p><text:s text:c="3"/>4,045,301</text:p>
          </table:table-cell>
          <table:table-cell table:style-name="ce36" office:value-type="float" office:value="1962012" calcext:value-type="float">
            <text:p><text:s text:c="3"/>1,962,012</text:p>
          </table:table-cell>
          <table:table-cell table:style-name="ce36" office:value-type="float" office:value="2083289" calcext:value-type="float">
            <text:p><text:s text:c="3"/>2,083,289</text:p>
          </table:table-cell>
          <table:table-cell table:style-name="ce53" office:value-type="float" office:value="94.18" calcext:value-type="float">
            <text:p>94.18</text:p>
          </table:table-cell>
          <table:table-cell table:style-name="ce53" office:value-type="float" office:value="1970.85" calcext:value-type="float">
            <text:p>1,970.85</text:p>
          </table:table-cell>
          <table:table-cell table:style-name="ce64" office:value-type="float" office:value="2.27" calcext:value-type="float">
            <text:p>2.27</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1" calcext:value-type="float">
            <text:p><text:s text:c="3"/>9,581</text:p>
          </table:table-cell>
          <table:table-cell table:style-name="ce36" office:value-type="float" office:value="1080813" calcext:value-type="float">
            <text:p><text:s text:c="3"/>1,080,813</text:p>
          </table:table-cell>
          <table:table-cell table:style-name="ce36" office:value-type="float" office:value="2440964" calcext:value-type="float">
            <text:p><text:s text:c="3"/>2,440,964</text:p>
          </table:table-cell>
          <table:table-cell table:style-name="ce36" office:value-type="float" office:value="1149611" calcext:value-type="float">
            <text:p><text:s text:c="3"/>1,149,611</text:p>
          </table:table-cell>
          <table:table-cell table:style-name="ce36" office:value-type="float" office:value="1291353" calcext:value-type="float">
            <text:p><text:s text:c="3"/>1,291,353</text:p>
          </table:table-cell>
          <table:table-cell table:style-name="ce53" office:value-type="float" office:value="89.02" calcext:value-type="float">
            <text:p>89.02</text:p>
          </table:table-cell>
          <table:table-cell table:style-name="ce53" office:value-type="float" office:value="8980.75" calcext:value-type="float">
            <text:p>8,980.75</text:p>
          </table:table-cell>
          <table:table-cell table:style-name="ce64" office:value-type="float" office:value="2.26" calcext:value-type="float">
            <text:p>2.26</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12" calcext:value-type="float">
            <text:p><text:s text:c="3"/>12,012</text:p>
          </table:table-cell>
          <table:table-cell table:style-name="ce36" office:value-type="float" office:value="989863" calcext:value-type="float">
            <text:p><text:s text:c="3"/>989,863</text:p>
          </table:table-cell>
          <table:table-cell table:style-name="ce36" office:value-type="float" office:value="2354356" calcext:value-type="float">
            <text:p><text:s text:c="3"/>2,354,356</text:p>
          </table:table-cell>
          <table:table-cell table:style-name="ce36" office:value-type="float" office:value="1157902" calcext:value-type="float">
            <text:p><text:s text:c="3"/>1,157,902</text:p>
          </table:table-cell>
          <table:table-cell table:style-name="ce36" office:value-type="float" office:value="1196454" calcext:value-type="float">
            <text:p><text:s text:c="3"/>1,196,454</text:p>
          </table:table-cell>
          <table:table-cell table:style-name="ce53" office:value-type="float" office:value="96.78" calcext:value-type="float">
            <text:p>96.78</text:p>
          </table:table-cell>
          <table:table-cell table:style-name="ce53" office:value-type="float" office:value="1928.29" calcext:value-type="float">
            <text:p>1,928.29</text:p>
          </table:table-cell>
          <table:table-cell table:style-name="ce64" office:value-type="float" office:value="2.38" calcext:value-type="float">
            <text:p>2.38</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66826" calcext:value-type="float">
            <text:p><text:s text:c="3"/>1,166,826</text:p>
          </table:table-cell>
          <table:table-cell table:style-name="ce36" office:value-type="float" office:value="2868404" calcext:value-type="float">
            <text:p><text:s text:c="3"/>2,868,404</text:p>
          </table:table-cell>
          <table:table-cell table:style-name="ce36" office:value-type="float" office:value="1398129" calcext:value-type="float">
            <text:p><text:s text:c="3"/>1,398,129</text:p>
          </table:table-cell>
          <table:table-cell table:style-name="ce36" office:value-type="float" office:value="1470275" calcext:value-type="float">
            <text:p><text:s text:c="3"/>1,470,275</text:p>
          </table:table-cell>
          <table:table-cell table:style-name="ce53" office:value-type="float" office:value="95.09" calcext:value-type="float">
            <text:p>95.09</text:p>
          </table:table-cell>
          <table:table-cell table:style-name="ce53" office:value-type="float" office:value="1295.05" calcext:value-type="float">
            <text:p>1,295.05</text:p>
          </table:table-cell>
          <table:table-cell table:style-name="ce64" office:value-type="float" office:value="2.46" calcext:value-type="float">
            <text:p>2.46</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6140" calcext:value-type="float">
            <text:p><text:s text:c="3"/>776,140</text:p>
          </table:table-cell>
          <table:table-cell table:style-name="ce36" office:value-type="float" office:value="1853368" calcext:value-type="float">
            <text:p><text:s text:c="3"/>1,853,368</text:p>
          </table:table-cell>
          <table:table-cell table:style-name="ce36" office:value-type="float" office:value="917960" calcext:value-type="float">
            <text:p><text:s text:c="3"/>917,960</text:p>
          </table:table-cell>
          <table:table-cell table:style-name="ce36" office:value-type="float" office:value="935408" calcext:value-type="float">
            <text:p><text:s text:c="3"/>935,408</text:p>
          </table:table-cell>
          <table:table-cell table:style-name="ce53" office:value-type="float" office:value="98.13" calcext:value-type="float">
            <text:p>98.13</text:p>
          </table:table-cell>
          <table:table-cell table:style-name="ce53" office:value-type="float" office:value="845.65" calcext:value-type="float">
            <text:p>845.65</text:p>
          </table:table-cell>
          <table:table-cell table:style-name="ce64" office:value-type="float" office:value="2.39" calcext:value-type="float">
            <text:p>2.39</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7" calcext:value-type="float">
            <text:p><text:s text:c="3"/>17,217</text:p>
          </table:table-cell>
          <table:table-cell table:style-name="ce36" office:value-type="float" office:value="1209536" calcext:value-type="float">
            <text:p><text:s text:c="3"/>1,209,536</text:p>
          </table:table-cell>
          <table:table-cell table:style-name="ce36" office:value-type="float" office:value="2719728" calcext:value-type="float">
            <text:p><text:s text:c="3"/>2,719,728</text:p>
          </table:table-cell>
          <table:table-cell table:style-name="ce36" office:value-type="float" office:value="1330013" calcext:value-type="float">
            <text:p><text:s text:c="3"/>1,330,013</text:p>
          </table:table-cell>
          <table:table-cell table:style-name="ce36" office:value-type="float" office:value="1389715" calcext:value-type="float">
            <text:p><text:s text:c="3"/>1,389,715</text:p>
          </table:table-cell>
          <table:table-cell table:style-name="ce53" office:value-type="float" office:value="95.7" calcext:value-type="float">
            <text:p>95.70</text:p>
          </table:table-cell>
          <table:table-cell table:style-name="ce53" office:value-type="float" office:value="921.28" calcext:value-type="float">
            <text:p>921.28</text:p>
          </table:table-cell>
          <table:table-cell table:style-name="ce64" office:value-type="float" office:value="2.25" calcext:value-type="float">
            <text:p>2.25</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3" calcext:value-type="float">
            <text:p><text:s text:c="3"/>3,523</text:p>
          </table:table-cell>
          <table:table-cell table:style-name="ce36" office:value-type="float" office:value="58574" calcext:value-type="float">
            <text:p><text:s text:c="3"/>58,574</text:p>
          </table:table-cell>
          <table:table-cell table:style-name="ce36" office:value-type="float" office:value="2785618" calcext:value-type="float">
            <text:p><text:s text:c="3"/>2,785,618</text:p>
          </table:table-cell>
          <table:table-cell table:style-name="ce36" office:value-type="float" office:value="6870851" calcext:value-type="float">
            <text:p><text:s text:c="3"/>6,870,851</text:p>
          </table:table-cell>
          <table:table-cell table:style-name="ce36" office:value-type="float" office:value="3474313" calcext:value-type="float">
            <text:p><text:s text:c="3"/>3,474,313</text:p>
          </table:table-cell>
          <table:table-cell table:style-name="ce36" office:value-type="float" office:value="3396538" calcext:value-type="float">
            <text:p><text:s text:c="3"/>3,396,538</text:p>
          </table:table-cell>
          <table:table-cell table:style-name="ce53" office:value-type="float" office:value="102.29" calcext:value-type="float">
            <text:p>102.29</text:p>
          </table:table-cell>
          <table:table-cell table:style-name="ce53" office:value-type="float" office:value="273.63" calcext:value-type="float">
            <text:p>273.63</text:p>
          </table:table-cell>
          <table:table-cell table:style-name="ce64" office:value-type="float" office:value="2.47" calcext:value-type="float">
            <text:p>2.47</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93546" calcext:value-type="float">
            <text:p><text:s text:c="3"/>193,546</text:p>
          </table:table-cell>
          <table:table-cell table:style-name="ce37" office:value-type="float" office:value="449536" calcext:value-type="float">
            <text:p><text:s text:c="3"/>449,536</text:p>
          </table:table-cell>
          <table:table-cell table:style-name="ce37" office:value-type="float" office:value="225142" calcext:value-type="float">
            <text:p><text:s text:c="3"/>225,142</text:p>
          </table:table-cell>
          <table:table-cell table:style-name="ce37" office:value-type="float" office:value="224394" calcext:value-type="float">
            <text:p><text:s text:c="3"/>224,394</text:p>
          </table:table-cell>
          <table:table-cell table:style-name="ce54" office:value-type="float" office:value="100.33" calcext:value-type="float">
            <text:p>100.33</text:p>
          </table:table-cell>
          <table:table-cell table:style-name="ce54" office:value-type="float" office:value="209.71" calcext:value-type="float">
            <text:p>209.71</text:p>
          </table:table-cell>
          <table:table-cell table:style-name="ce65" office:value-type="float" office:value="2.32" calcext:value-type="float">
            <text:p>2.32</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3" calcext:value-type="float">
            <text:p><text:s text:c="3"/>193</text:p>
          </table:table-cell>
          <table:table-cell table:style-name="ce37" office:value-type="float" office:value="3421" calcext:value-type="float">
            <text:p><text:s text:c="3"/>3,421</text:p>
          </table:table-cell>
          <table:table-cell table:style-name="ce37" office:value-type="float" office:value="241475" calcext:value-type="float">
            <text:p><text:s text:c="3"/>241,475</text:p>
          </table:table-cell>
          <table:table-cell table:style-name="ce37" office:value-type="float" office:value="597150" calcext:value-type="float">
            <text:p><text:s text:c="3"/>597,150</text:p>
          </table:table-cell>
          <table:table-cell table:style-name="ce37" office:value-type="float" office:value="303820" calcext:value-type="float">
            <text:p><text:s text:c="3"/>303,820</text:p>
          </table:table-cell>
          <table:table-cell table:style-name="ce37" office:value-type="float" office:value="293330" calcext:value-type="float">
            <text:p><text:s text:c="3"/>293,330</text:p>
          </table:table-cell>
          <table:table-cell table:style-name="ce54" office:value-type="float" office:value="103.58" calcext:value-type="float">
            <text:p>103.58</text:p>
          </table:table-cell>
          <table:table-cell table:style-name="ce54" office:value-type="float" office:value="418.31" calcext:value-type="float">
            <text:p>418.31</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2" calcext:value-type="float">
            <text:p><text:s text:c="3"/>4,702</text:p>
          </table:table-cell>
          <table:table-cell table:style-name="ce37" office:value-type="float" office:value="212563" calcext:value-type="float">
            <text:p><text:s text:c="3"/>212,563</text:p>
          </table:table-cell>
          <table:table-cell table:style-name="ce37" office:value-type="float" office:value="531484" calcext:value-type="float">
            <text:p><text:s text:c="3"/>531,484</text:p>
          </table:table-cell>
          <table:table-cell table:style-name="ce37" office:value-type="float" office:value="272998" calcext:value-type="float">
            <text:p><text:s text:c="3"/>272,998</text:p>
          </table:table-cell>
          <table:table-cell table:style-name="ce37" office:value-type="float" office:value="258486" calcext:value-type="float">
            <text:p><text:s text:c="3"/>258,486</text:p>
          </table:table-cell>
          <table:table-cell table:style-name="ce54" office:value-type="float" office:value="105.61" calcext:value-type="float">
            <text:p>105.61</text:p>
          </table:table-cell>
          <table:table-cell table:style-name="ce54" office:value-type="float" office:value="291.97" calcext:value-type="float">
            <text:p>291.97</text:p>
          </table:table-cell>
          <table:table-cell table:style-name="ce65" office:value-type="float" office:value="2.5" calcext:value-type="float">
            <text:p>2.50</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4" calcext:value-type="float">
            <text:p><text:s text:c="3"/>9,244</text:p>
          </table:table-cell>
          <table:table-cell table:style-name="ce37" office:value-type="float" office:value="444213" calcext:value-type="float">
            <text:p><text:s text:c="3"/>444,213</text:p>
          </table:table-cell>
          <table:table-cell table:style-name="ce37" office:value-type="float" office:value="1211351" calcext:value-type="float">
            <text:p><text:s text:c="3"/>1,211,351</text:p>
          </table:table-cell>
          <table:table-cell table:style-name="ce37" office:value-type="float" office:value="614136" calcext:value-type="float">
            <text:p><text:s text:c="3"/>614,136</text:p>
          </table:table-cell>
          <table:table-cell table:style-name="ce37" office:value-type="float" office:value="597215" calcext:value-type="float">
            <text:p><text:s text:c="3"/>597,215</text:p>
          </table:table-cell>
          <table:table-cell table:style-name="ce54" office:value-type="float" office:value="102.83" calcext:value-type="float">
            <text:p>102.83</text:p>
          </table:table-cell>
          <table:table-cell table:style-name="ce54" office:value-type="float" office:value="1127.47" calcext:value-type="float">
            <text:p>1,127.47</text:p>
          </table:table-cell>
          <table:table-cell table:style-name="ce65" office:value-type="float" office:value="2.73" calcext:value-type="float">
            <text:p>2.73</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551" calcext:value-type="float">
            <text:p><text:s text:c="3"/>189,551</text:p>
          </table:table-cell>
          <table:table-cell table:style-name="ce37" office:value-type="float" office:value="468162" calcext:value-type="float">
            <text:p><text:s text:c="3"/>468,162</text:p>
          </table:table-cell>
          <table:table-cell table:style-name="ce37" office:value-type="float" office:value="237762" calcext:value-type="float">
            <text:p><text:s text:c="3"/>237,762</text:p>
          </table:table-cell>
          <table:table-cell table:style-name="ce37" office:value-type="float" office:value="230400" calcext:value-type="float">
            <text:p><text:s text:c="3"/>230,400</text:p>
          </table:table-cell>
          <table:table-cell table:style-name="ce54" office:value-type="float" office:value="103.2" calcext:value-type="float">
            <text:p>103.20</text:p>
          </table:table-cell>
          <table:table-cell table:style-name="ce54" office:value-type="float" office:value="114.01" calcext:value-type="float">
            <text:p>114.01</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8" calcext:value-type="float">
            <text:p><text:s text:c="3"/>6,518</text:p>
          </table:table-cell>
          <table:table-cell table:style-name="ce37" office:value-type="float" office:value="262444" calcext:value-type="float">
            <text:p><text:s text:c="3"/>262,444</text:p>
          </table:table-cell>
          <table:table-cell table:style-name="ce37" office:value-type="float" office:value="651716" calcext:value-type="float">
            <text:p><text:s text:c="3"/>651,716</text:p>
          </table:table-cell>
          <table:table-cell table:style-name="ce37" office:value-type="float" office:value="334640" calcext:value-type="float">
            <text:p><text:s text:c="3"/>334,640</text:p>
          </table:table-cell>
          <table:table-cell table:style-name="ce37" office:value-type="float" office:value="317076" calcext:value-type="float">
            <text:p><text:s text:c="3"/>317,076</text:p>
          </table:table-cell>
          <table:table-cell table:style-name="ce54" office:value-type="float" office:value="105.54" calcext:value-type="float">
            <text:p>105.54</text:p>
          </table:table-cell>
          <table:table-cell table:style-name="ce54" office:value-type="float" office:value="504.88" calcext:value-type="float">
            <text:p>504.88</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1" calcext:value-type="float">
            <text:p><text:s text:c="3"/>5,381</text:p>
          </table:table-cell>
          <table:table-cell table:style-name="ce37" office:value-type="float" office:value="195388" calcext:value-type="float">
            <text:p><text:s text:c="3"/>195,388</text:p>
          </table:table-cell>
          <table:table-cell table:style-name="ce37" office:value-type="float" office:value="473665" calcext:value-type="float">
            <text:p><text:s text:c="3"/>473,665</text:p>
          </table:table-cell>
          <table:table-cell table:style-name="ce37" office:value-type="float" office:value="244916" calcext:value-type="float">
            <text:p><text:s text:c="3"/>244,916</text:p>
          </table:table-cell>
          <table:table-cell table:style-name="ce37" office:value-type="float" office:value="228749" calcext:value-type="float">
            <text:p><text:s text:c="3"/>228,749</text:p>
          </table:table-cell>
          <table:table-cell table:style-name="ce54" office:value-type="float" office:value="107.07" calcext:value-type="float">
            <text:p>107.07</text:p>
          </table:table-cell>
          <table:table-cell table:style-name="ce54" office:value-type="float" office:value="248.82" calcext:value-type="float">
            <text:p>248.82</text:p>
          </table:table-cell>
          <table:table-cell table:style-name="ce65" office:value-type="float" office:value="2.42" calcext:value-type="float">
            <text:p>2.42</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22" calcext:value-type="float">
            <text:p><text:s text:c="3"/>7,122</text:p>
          </table:table-cell>
          <table:table-cell table:style-name="ce37" office:value-type="float" office:value="313560" calcext:value-type="float">
            <text:p><text:s text:c="3"/>313,560</text:p>
          </table:table-cell>
          <table:table-cell table:style-name="ce37" office:value-type="float" office:value="782812" calcext:value-type="float">
            <text:p><text:s text:c="3"/>782,812</text:p>
          </table:table-cell>
          <table:table-cell table:style-name="ce37" office:value-type="float" office:value="395465" calcext:value-type="float">
            <text:p><text:s text:c="3"/>395,465</text:p>
          </table:table-cell>
          <table:table-cell table:style-name="ce37" office:value-type="float" office:value="387347" calcext:value-type="float">
            <text:p><text:s text:c="3"/>387,347</text:p>
          </table:table-cell>
          <table:table-cell table:style-name="ce54" office:value-type="float" office:value="102.1" calcext:value-type="float">
            <text:p>102.10</text:p>
          </table:table-cell>
          <table:table-cell table:style-name="ce54" office:value-type="float" office:value="282.03" calcext:value-type="float">
            <text:p>282.03</text:p>
          </table:table-cell>
          <table:table-cell table:style-name="ce65" office:value-type="float" office:value="2.5" calcext:value-type="float">
            <text:p>2.50</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1" calcext:value-type="float">
            <text:p><text:s text:c="3"/>2,381</text:p>
          </table:table-cell>
          <table:table-cell table:style-name="ce37" office:value-type="float" office:value="87832" calcext:value-type="float">
            <text:p><text:s text:c="3"/>87,832</text:p>
          </table:table-cell>
          <table:table-cell table:style-name="ce37" office:value-type="float" office:value="208490" calcext:value-type="float">
            <text:p><text:s text:c="3"/>208,490</text:p>
          </table:table-cell>
          <table:table-cell table:style-name="ce37" office:value-type="float" office:value="105972" calcext:value-type="float">
            <text:p><text:s text:c="3"/>105,972</text:p>
          </table:table-cell>
          <table:table-cell table:style-name="ce37" office:value-type="float" office:value="102518" calcext:value-type="float">
            <text:p><text:s text:c="3"/>102,518</text:p>
          </table:table-cell>
          <table:table-cell table:style-name="ce54" office:value-type="float" office:value="103.37" calcext:value-type="float">
            <text:p>103.37</text:p>
          </table:table-cell>
          <table:table-cell table:style-name="ce54" office:value-type="float" office:value="59.31" calcext:value-type="float">
            <text:p>59.31</text:p>
          </table:table-cell>
          <table:table-cell table:style-name="ce65" office:value-type="float" office:value="2.37" calcext:value-type="float">
            <text:p>2.37</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8" calcext:value-type="float">
            <text:p><text:s text:c="3"/>178</text:p>
          </table:table-cell>
          <table:table-cell table:style-name="ce37" office:value-type="float" office:value="3636" calcext:value-type="float">
            <text:p><text:s text:c="3"/>3,636</text:p>
          </table:table-cell>
          <table:table-cell table:style-name="ce37" office:value-type="float" office:value="133726" calcext:value-type="float">
            <text:p><text:s text:c="3"/>133,726</text:p>
          </table:table-cell>
          <table:table-cell table:style-name="ce37" office:value-type="float" office:value="313112" calcext:value-type="float">
            <text:p><text:s text:c="3"/>313,112</text:p>
          </table:table-cell>
          <table:table-cell table:style-name="ce37" office:value-type="float" office:value="156845" calcext:value-type="float">
            <text:p><text:s text:c="3"/>156,845</text:p>
          </table:table-cell>
          <table:table-cell table:style-name="ce37" office:value-type="float" office:value="156267" calcext:value-type="float">
            <text:p><text:s text:c="3"/>156,267</text:p>
          </table:table-cell>
          <table:table-cell table:style-name="ce54" office:value-type="float" office:value="100.37" calcext:value-type="float">
            <text:p>100.37</text:p>
          </table:table-cell>
          <table:table-cell table:style-name="ce54" office:value-type="float" office:value="67.65" calcext:value-type="float">
            <text:p>67.65</text:p>
          </table:table-cell>
          <table:table-cell table:style-name="ce65" office:value-type="float" office:value="2.34" calcext:value-type="float">
            <text:p>2.34</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988" calcext:value-type="float">
            <text:p><text:s text:c="3"/>44,988</text:p>
          </table:table-cell>
          <table:table-cell table:style-name="ce37" office:value-type="float" office:value="106750" calcext:value-type="float">
            <text:p><text:s text:c="3"/>106,750</text:p>
          </table:table-cell>
          <table:table-cell table:style-name="ce37" office:value-type="float" office:value="54593" calcext:value-type="float">
            <text:p><text:s text:c="3"/>54,593</text:p>
          </table:table-cell>
          <table:table-cell table:style-name="ce37" office:value-type="float" office:value="52157" calcext:value-type="float">
            <text:p><text:s text:c="3"/>52,157</text:p>
          </table:table-cell>
          <table:table-cell table:style-name="ce54" office:value-type="float" office:value="104.67" calcext:value-type="float">
            <text:p>104.67</text:p>
          </table:table-cell>
          <table:table-cell table:style-name="ce54" office:value-type="float" office:value="841.45" calcext:value-type="float">
            <text:p>841.45</text:p>
          </table:table-cell>
          <table:table-cell table:style-name="ce65" office:value-type="float" office:value="2.37" calcext:value-type="float">
            <text:p>2.37</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8290" calcext:value-type="float">
            <text:p><text:s text:c="3"/>168,290</text:p>
          </table:table-cell>
          <table:table-cell table:style-name="ce37" office:value-type="float" office:value="360080" calcext:value-type="float">
            <text:p><text:s text:c="3"/>360,080</text:p>
          </table:table-cell>
          <table:table-cell table:style-name="ce37" office:value-type="float" office:value="178429" calcext:value-type="float">
            <text:p><text:s text:c="3"/>178,429</text:p>
          </table:table-cell>
          <table:table-cell table:style-name="ce37" office:value-type="float" office:value="181651" calcext:value-type="float">
            <text:p><text:s text:c="3"/>181,651</text:p>
          </table:table-cell>
          <table:table-cell table:style-name="ce54" office:value-type="float" office:value="98.23" calcext:value-type="float">
            <text:p>98.23</text:p>
          </table:table-cell>
          <table:table-cell table:style-name="ce54" office:value-type="float" office:value="2712.29" calcext:value-type="float">
            <text:p>2,712.29</text:p>
          </table:table-cell>
          <table:table-cell table:style-name="ce65" office:value-type="float" office:value="2.14" calcext:value-type="float">
            <text:p>2.14</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2" calcext:value-type="float">
            <text:p><text:s text:c="3"/>2,162</text:p>
          </table:table-cell>
          <table:table-cell table:style-name="ce37" office:value-type="float" office:value="189214" calcext:value-type="float">
            <text:p><text:s text:c="3"/>189,214</text:p>
          </table:table-cell>
          <table:table-cell table:style-name="ce37" office:value-type="float" office:value="455449" calcext:value-type="float">
            <text:p><text:s text:c="3"/>455,449</text:p>
          </table:table-cell>
          <table:table-cell table:style-name="ce37" office:value-type="float" office:value="224714" calcext:value-type="float">
            <text:p><text:s text:c="3"/>224,714</text:p>
          </table:table-cell>
          <table:table-cell table:style-name="ce37" office:value-type="float" office:value="230735" calcext:value-type="float">
            <text:p><text:s text:c="3"/>230,735</text:p>
          </table:table-cell>
          <table:table-cell table:style-name="ce54" office:value-type="float" office:value="97.39" calcext:value-type="float">
            <text:p>97.39</text:p>
          </table:table-cell>
          <table:table-cell table:style-name="ce54" office:value-type="float" office:value="4372.9" calcext:value-type="float">
            <text:p>4,372.90</text:p>
          </table:table-cell>
          <table:table-cell table:style-name="ce65" office:value-type="float" office:value="2.41" calcext:value-type="float">
            <text:p>2.41</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5" calcext:value-type="float">
            <text:p><text:s text:c="3"/>1,415</text:p>
          </table:table-cell>
          <table:table-cell table:style-name="ce37" office:value-type="float" office:value="108828" calcext:value-type="float">
            <text:p><text:s text:c="3"/>108,828</text:p>
          </table:table-cell>
          <table:table-cell table:style-name="ce37" office:value-type="float" office:value="261094" calcext:value-type="float">
            <text:p><text:s text:c="3"/>261,094</text:p>
          </table:table-cell>
          <table:table-cell table:style-name="ce37" office:value-type="float" office:value="124881" calcext:value-type="float">
            <text:p><text:s text:c="3"/>124,881</text:p>
          </table:table-cell>
          <table:table-cell table:style-name="ce37" office:value-type="float" office:value="136213" calcext:value-type="float">
            <text:p><text:s text:c="3"/>136,213</text:p>
          </table:table-cell>
          <table:table-cell table:style-name="ce54" office:value-type="float" office:value="91.68" calcext:value-type="float">
            <text:p>91.68</text:p>
          </table:table-cell>
          <table:table-cell table:style-name="ce54" office:value-type="float" office:value="4349.71" calcext:value-type="float">
            <text:p>4,349.71</text:p>
          </table:table-cell>
          <table:table-cell table:style-name="ce65" office:value-type="float" office:value="2.4" calcext:value-type="float">
            <text:p>2.40</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840" calcext:value-type="float">
            <text:p><text:s text:c="3"/>50,840</text:p>
          </table:table-cell>
          <table:table-cell table:style-name="ce36" office:value-type="float" office:value="153113" calcext:value-type="float">
            <text:p><text:s text:c="3"/>153,113</text:p>
          </table:table-cell>
          <table:table-cell table:style-name="ce36" office:value-type="float" office:value="77197" calcext:value-type="float">
            <text:p><text:s text:c="3"/>77,197</text:p>
          </table:table-cell>
          <table:table-cell table:style-name="ce36" office:value-type="float" office:value="75916" calcext:value-type="float">
            <text:p><text:s text:c="3"/>75,916</text:p>
          </table:table-cell>
          <table:table-cell table:style-name="ce53" office:value-type="float" office:value="101.69" calcext:value-type="float">
            <text:p>101.69</text:p>
          </table:table-cell>
          <table:table-cell table:style-name="ce53" office:value-type="float" office:value="848.48" calcext:value-type="float">
            <text:p>848.48</text:p>
          </table:table-cell>
          <table:table-cell table:style-name="ce64" office:value-type="float" office:value="3.01" calcext:value-type="float">
            <text:p>3.01</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787" calcext:value-type="float">
            <text:p><text:s text:c="3"/>46,787</text:p>
          </table:table-cell>
          <table:table-cell table:style-name="ce37" office:value-type="float" office:value="139476" calcext:value-type="float">
            <text:p><text:s text:c="3"/>139,476</text:p>
          </table:table-cell>
          <table:table-cell table:style-name="ce37" office:value-type="float" office:value="69273" calcext:value-type="float">
            <text:p><text:s text:c="3"/>69,273</text:p>
          </table:table-cell>
          <table:table-cell table:style-name="ce37" office:value-type="float" office:value="70203" calcext:value-type="float">
            <text:p><text:s text:c="3"/>70,203</text:p>
          </table:table-cell>
          <table:table-cell table:style-name="ce54" office:value-type="float" office:value="98.68" calcext:value-type="float">
            <text:p>98.68</text:p>
          </table:table-cell>
          <table:table-cell table:style-name="ce54" office:value-type="float" office:value="919.69" calcext:value-type="float">
            <text:p>919.69</text:p>
          </table:table-cell>
          <table:table-cell table:style-name="ce65" office:value-type="float" office:value="2.98" calcext:value-type="float">
            <text:p>2.98</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4053" calcext:value-type="float">
            <text:p><text:s text:c="3"/>4,053</text:p>
          </table:table-cell>
          <table:table-cell table:style-name="ce37" office:value-type="float" office:value="13637" calcext:value-type="float">
            <text:p><text:s text:c="3"/>13,637</text:p>
          </table:table-cell>
          <table:table-cell table:style-name="ce37" office:value-type="float" office:value="7924" calcext:value-type="float">
            <text:p><text:s text:c="3"/>7,924</text:p>
          </table:table-cell>
          <table:table-cell table:style-name="ce37" office:value-type="float" office:value="5713" calcext:value-type="float">
            <text:p><text:s text:c="3"/>5,713</text:p>
          </table:table-cell>
          <table:table-cell table:style-name="ce54" office:value-type="float" office:value="138.7" calcext:value-type="float">
            <text:p>138.70</text:p>
          </table:table-cell>
          <table:table-cell table:style-name="ce54" office:value-type="float" office:value="473.51" calcext:value-type="float">
            <text:p>473.51</text:p>
          </table:table-cell>
          <table:table-cell table:style-name="ce65" office:value-type="float" office:value="3.36" calcext:value-type="float">
            <text:p>3.36</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